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.196cm" svg:height="16.422cm" svg:x="15.248cm" svg:y="0.976cm">
            <draw:object draw:notify-on-update-of-ranges="Sheet1.A5:Sheet1.A5 Sheet1.B5:Sheet1.B5 Sheet1.A11:Sheet1.A11 Sheet1.B11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um Of Threads: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ith BVH Total(ms):</text:p>
          </table:table-cell>
          <table:table-cell office:value-type="float" office:value="401334" calcext:value-type="float">
            <text:p>401334</text:p>
          </table:table-cell>
          <table:table-cell office:value-type="float" office:value="408609" calcext:value-type="float">
            <text:p>408609</text:p>
          </table:table-cell>
          <table:table-cell office:value-type="float" office:value="406275" calcext:value-type="float">
            <text:p>406275</text:p>
          </table:table-cell>
          <table:table-cell office:value-type="float" office:value="404052" calcext:value-type="float">
            <text:p>404052</text:p>
          </table:table-cell>
        </table:table-row>
        <table:table-row table:style-name="ro1">
          <table:table-cell office:value-type="string" calcext:value-type="string">
            <text:p>Average Per Thread:</text:p>
          </table:table-cell>
          <table:table-cell table:formula="of:=[.B3]/[.B1]" office:value-type="float" office:value="25083.375" calcext:value-type="float">
            <text:p>25083.375</text:p>
          </table:table-cell>
          <table:table-cell table:formula="of:=[.C3]/[.B1]" office:value-type="float" office:value="25538.0625" calcext:value-type="float">
            <text:p>25538.0625</text:p>
          </table:table-cell>
          <table:table-cell table:formula="of:=[.D3]/[.B1]" office:value-type="float" office:value="25392.1875" calcext:value-type="float">
            <text:p>25392.1875</text:p>
          </table:table-cell>
          <table:table-cell table:formula="of:=[.E3]/[.B1]" office:value-type="float" office:value="25253.25" calcext:value-type="float">
            <text:p>25253.25</text:p>
          </table:table-cell>
        </table:table-row>
        <table:table-row table:style-name="ro1">
          <table:table-cell office:value-type="string" calcext:value-type="string">
            <text:p>BVH Average Time</text:p>
          </table:table-cell>
          <table:table-cell table:formula="of:=AVERAGE([.B4:.E4])" office:value-type="float" office:value="25316.71875" calcext:value-type="float">
            <text:p>25316.71875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Without BVH Total(ms):</text:p>
          </table:table-cell>
          <table:table-cell office:value-type="float" office:value="810175" calcext:value-type="float">
            <text:p>810175</text:p>
          </table:table-cell>
          <table:table-cell office:value-type="float" office:value="805881" calcext:value-type="float">
            <text:p>805881</text:p>
          </table:table-cell>
          <table:table-cell office:value-type="float" office:value="808476" calcext:value-type="float">
            <text:p>808476</text:p>
          </table:table-cell>
          <table:table-cell office:value-type="float" office:value="806842" calcext:value-type="float">
            <text:p>806842</text:p>
          </table:table-cell>
        </table:table-row>
        <table:table-row table:style-name="ro1">
          <table:table-cell office:value-type="string" calcext:value-type="string">
            <text:p>Average Per Thread:</text:p>
          </table:table-cell>
          <table:table-cell table:formula="of:=[.B9]/[.B1]" office:value-type="float" office:value="50635.9375" calcext:value-type="float">
            <text:p>50635.9375</text:p>
          </table:table-cell>
          <table:table-cell table:formula="of:=[.C9]/[.B1]" office:value-type="float" office:value="50367.5625" calcext:value-type="float">
            <text:p>50367.5625</text:p>
          </table:table-cell>
          <table:table-cell table:formula="of:=[.D9]/[.B1]" office:value-type="float" office:value="50529.75" calcext:value-type="float">
            <text:p>50529.75</text:p>
          </table:table-cell>
          <table:table-cell table:formula="of:=[.E9]/[.B1]" office:value-type="float" office:value="50427.625" calcext:value-type="float">
            <text:p>50427.625</text:p>
          </table:table-cell>
        </table:table-row>
        <table:table-row table:style-name="ro1">
          <table:table-cell office:value-type="string" calcext:value-type="string">
            <text:p>No BVH Average Time</text:p>
          </table:table-cell>
          <table:table-cell table:formula="of:=AVERAGE([.B10:.E10])" office:value-type="float" office:value="50490.21875" calcext:value-type="float">
            <text:p>50490.2187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ultiplier</text:p>
          </table:table-cell>
          <table:table-cell table:formula="of:=[.B11]/[.B5]" office:value-type="float" office:value="1.99434291815562" calcext:value-type="float">
            <text:p>1.99434291815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cent Time Taken</text:p>
          </table:table-cell>
          <table:table-cell table:formula="of:=([.B5]/[.B11])*100" office:value-type="float" office:value="50.141828213014" calcext:value-type="float">
            <text:p>50.1418282130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7:05:01.614866475</meta:creation-date>
    <meta:generator>LibreOffice/7.4.2.3$Linux_X86_64 LibreOffice_project/40$Build-3</meta:generator>
    <dc:date>2022-11-16T17:24:10.415467130</dc:date>
    <meta:editing-duration>PT16M57S</meta:editing-duration>
    <meta:editing-cycles>6</meta:editing-cycles>
    <meta:document-statistic meta:table-count="1" meta:cell-count="3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197cm" svg:height="16.423cm" xlink:href=".." xlink:type="simple" chart:class="chart:bar" chart:style-name="ch1">
        <chart:title svg:x="3.823cm" svg:y="0.463cm" chart:style-name="ch2">
          <text:p>Render Time of World with and without using a BVH</text:p>
        </chart:title>
        <chart:legend chart:legend-position="bottom" svg:x="6.482cm" svg:y="15.148cm" style:legend-expansion="custom" svg:width="19.635cm" svg:height="0.834cm" style:legend-expansion-aspect-ratio="23.5431654676259" chart:style-name="ch3"/>
        <chart:plot-area chart:style-name="ch4" table:cell-range-address="Sheet1.A5:Sheet1.B5 Sheet1.A11:Sheet1.B11" chart:data-source-has-labels="column" svg:x="2.252cm" svg:y="2.374cm" svg:width="26.362cm" svg:height="12.459cm">
          <chart:coordinate-region svg:x="3.429cm" svg:y="2.573cm" svg:width="25.185cm" svg:height="12.061cm"/>
          <chart:axis chart:dimension="x" chart:name="primary-x" chart:style-name="ch5"/>
          <chart:axis chart:dimension="y" chart:name="primary-y" chart:style-name="ch6">
            <chart:title svg:x="0.122cm" svg:y="10.917cm" chart:style-name="ch7">
              <text:p>milliseconds</text:p>
            </chart:title>
            <chart:grid chart:style-name="ch8" chart:class="major"/>
          </chart:axis>
          <chart:series chart:style-name="ch9" chart:values-cell-range-address="Sheet1.B5:Sheet1.B5" chart:label-cell-address="Sheet1.A5:Sheet1.A5" chart:class="chart:bar">
            <chart:data-point/>
          </chart:series>
          <chart:series chart:style-name="ch10" chart:values-cell-range-address="Sheet1.B11:Sheet1.B11" chart:label-cell-address="Sheet1.A11:Sheet1.A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BVH Average Time</text:p>
                <draw:g>
                  <svg:desc>Sheet1.A5:Sheet1.A5</svg:desc>
                </draw:g>
              </table:table-cell>
              <table:table-cell office:value-type="float" office:value="25316.71875">
                <text:p>25316.71875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No BVH Average Time</text:p>
                <draw:g>
                  <svg:desc>Sheet1.A11:Sheet1.A11</svg:desc>
                </draw:g>
              </table:table-cell>
              <table:table-cell office:value-type="float" office:value="50490.21875">
                <text:p>50490.21875</text:p>
                <draw:g>
                  <svg:desc>Sheet1.B11:Sheet1.B1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